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mpact" svg:font-family="Impac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d9d9d9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ea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595959" draw:stroke-linejoin="round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93c4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595959" draw:stroke-linejoin="round" draw:fill="solid" draw:fill-color="#e0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595959" draw:stroke-linejoin="round" draw:fill="solid" draw:fill-color="#6d9ee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595959" draw:stroke-linejoin="round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6d9ee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solid" draw:fill-color="#a4c2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595959" draw:stroke-linejoin="round" draw:fill="solid" draw:fill-color="#595959" draw:opacity="2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595959" draw:stroke-linejoin="round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595959" draw:stroke-linejoin="round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595959" draw:stroke-linejoin="round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6d9eeb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595959" draw:opacity="28%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Impact" fo:font-size="28pt" fo:letter-spacing="normal" fo:font-style="normal" style:text-underline-style="none" fo:font-weight="normal" style:font-name-asian="Impact" style:font-size-asian="28pt" style:font-style-asian="normal" style:font-weight-asian="normal" style:font-name-complex="Impact" style:font-size-complex="28pt" style:font-style-complex="normal" style:font-weight-complex="normal"/>
    </style:style>
    <style:style style:name="T5" style:family="text">
      <style:text-properties fo:font-variant="normal" fo:text-transform="none" fo:color="#93c47d" style:text-line-through-style="none" style:text-line-through-type="none" style:text-position="0% 100%" style:font-name="Impact" fo:font-size="28pt" fo:letter-spacing="normal" fo:font-style="normal" style:text-underline-style="none" fo:font-weight="normal" style:font-name-asian="Impact" style:font-size-asian="28pt" style:font-style-asian="normal" style:font-weight-asian="normal" style:font-name-complex="Impact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4.193cm" svg:height="5.47cm" svg:x="7.587cm" svg:y="4.408cm">
          <text:p text:style-name="P1"><text:span text:style-name="T1">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5.782cm" svg:height="1.614cm" svg:x="12.029cm" svg:y="4.388cm">
          <text:p text:style-name="P1"><text:span text:style-name="T1">P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2" draw:layer="layout" svg:width="5.782cm" svg:height="1.614cm" svg:x="12.029cm" svg:y="6.336cm">
          <text:p text:style-name="P1"><text:span text:style-name="T1">Sett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2" draw:layer="layout" svg:width="5.782cm" svg:height="1.614cm" svg:x="12.029cm" svg:y="8.284cm">
          <text:p text:style-name="P1"><text:span text:style-name="T1">Qu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1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Title Screen</text:span></text:p>
            </draw:text-box>
          </draw:frame>
        </presentation:notes>
      </draw:page>
      <draw:page draw:name="Select an option" draw:style-name="dp1" draw:master-page-name="TITLE_5f_AND_5f_BODY" presentation:presentation-page-layout-name="AL2T1">
        <draw:frame draw:name="Google Shape;62;p14" presentation:style-name="pr2" draw:text-style-name="P5" draw:layer="layout" svg:width="23.667cm" svg:height="1.59cm" svg:x="0.866cm" svg:y="3.763cm" presentation:class="title" presentation:user-transformed="true">
          <draw:text-box>
            <text:p text:style-name="P4"><text:span text:style-name="T3">Select an option</text:span></text:p>
          </draw:text-box>
        </draw:frame>
        <draw:custom-shape draw:name="Google Shape;63;p14" draw:style-name="gr1" draw:text-style-name="P2" draw:layer="layout" svg:width="5.782cm" svg:height="1.614cm" svg:x="9.808cm" svg:y="5.756cm">
          <text:p text:style-name="P1"><text:span text:style-name="T1">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1" draw:text-style-name="P2" draw:layer="layout" svg:width="5.782cm" svg:height="1.614cm" svg:x="9.808cm" svg:y="7.58cm">
          <text:p text:style-name="P1"><text:span text:style-name="T1">Jo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1" draw:text-style-name="P2" draw:layer="layout" svg:width="5.782cm" svg:height="1.614cm" svg:x="9.808cm" svg:y="9.403cm">
          <text:p text:style-name="P1"><text:span text:style-name="T1">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g9874c9949b_0_4:notes" draw:style-name="gr2" draw:layer="layout" svg:width="16.932cm" svg:height="9.524cm" svg:x="1.059cm" svg:y="1.905cm" draw:page-number="2" presentation:class="page"/>
          <draw:frame draw:name="Google Shape;60;g9874c9949b_0_4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Play</text:span></text:p>
            </draw:text-box>
          </draw:frame>
        </presentation:notes>
      </draw:page>
      <draw:page draw:name="Invite List" draw:style-name="dp1" draw:master-page-name="TITLE_5f_AND_5f_BODY" presentation:presentation-page-layout-name="AL2T1">
        <draw:frame draw:name="Google Shape;70;p15" presentation:style-name="pr2" draw:text-style-name="P5" draw:layer="layout" svg:width="23.667cm" svg:height="1.59cm" svg:x="0.866cm" svg:y="2.044cm" presentation:class="title" presentation:user-transformed="true">
          <draw:text-box>
            <text:p text:style-name="P4"><text:span text:style-name="T3">Invite List</text:span></text:p>
          </draw:text-box>
        </draw:frame>
        <draw:custom-shape draw:name="Google Shape;71;p15" draw:style-name="gr1" draw:text-style-name="P2" draw:layer="layout" svg:width="5.782cm" svg:height="1.711cm" svg:x="6.284cm" svg:y="4.576cm">
          <text:p text:style-name="P1"><text:span text:style-name="T1">Friend 1</text:span></text:p>
          <text:p text:style-name="P1"><text:span text:style-name="T1">Invite Still Ac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1" draw:text-style-name="P2" draw:layer="layout" svg:width="5.782cm" svg:height="1.711cm" svg:x="6.284cm" svg:y="6.288cm">
          <text:p text:style-name="P1"><text:span text:style-name="T1">Friend 2</text:span></text:p>
          <text:p text:style-name="P1"><text:span text:style-name="T1">Invite Expi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1" draw:text-style-name="P2" draw:layer="layout" svg:width="5.782cm" svg:height="1.711cm" svg:x="6.284cm" svg:y="7.999cm">
          <text:p text:style-name="P1"><text:span text:style-name="T1">Friend </text:span></text:p>
          <text:p text:style-name="P1"><text:span text:style-name="T1">Invite Expi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3" draw:text-style-name="P6" draw:layer="layout" svg:width="1.027cm" svg:height="5.133cm" svg:x="12.067cm" svg:y="4.57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4" draw:text-style-name="P2" draw:layer="layout" svg:width="0.8cm" svg:height="0.792cm" svg:x="12.181cm" svg:y="5.04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" draw:text-style-name="P2" draw:layer="layout" svg:width="5.782cm" svg:height="1.614cm" svg:x="13.333cm" svg:y="6.336cm">
          <text:p text:style-name="P1"><text:span text:style-name="T1">Cle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1" draw:text-style-name="P2" draw:layer="layout" svg:width="5.782cm" svg:height="1.614cm" svg:x="13.333cm" svg:y="4.576cm">
          <text:p text:style-name="P1"><text:span text:style-name="T1">Jo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5" draw:style-name="gr1" draw:text-style-name="P2" draw:layer="layout" svg:width="5.782cm" svg:height="1.614cm" svg:x="13.333cm" svg:y="8.096cm">
          <text:p text:style-name="P1"><text:span text:style-name="T1">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9874c9949b_0_188:notes" draw:style-name="gr2" draw:layer="layout" svg:width="16.932cm" svg:height="9.524cm" svg:x="1.059cm" svg:y="1.905cm" draw:page-number="3" presentation:class="page"/>
          <draw:frame draw:name="Google Shape;68;g9874c9949b_0_188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Invites</text:span></text:p>
            </draw:text-box>
          </draw:frame>
        </presentation:notes>
      </draw:page>
      <draw:page draw:name="Settings" draw:style-name="dp1" draw:master-page-name="TITLE_5f_AND_5f_BODY" presentation:presentation-page-layout-name="AL2T1">
        <draw:frame draw:name="Google Shape;83;p16" presentation:style-name="pr2" draw:text-style-name="P5" draw:layer="layout" svg:width="23.667cm" svg:height="1.59cm" svg:x="0.866cm" svg:y="3.216cm" presentation:class="title" presentation:user-transformed="true">
          <draw:text-box>
            <text:p text:style-name="P4"><text:span text:style-name="T3">Settings</text:span></text:p>
          </draw:text-box>
        </draw:frame>
        <draw:custom-shape draw:name="Google Shape;84;p16" draw:style-name="gr1" draw:text-style-name="P2" draw:layer="layout" svg:width="5.782cm" svg:height="1.614cm" svg:x="9.808cm" svg:y="5.183cm">
          <text:p text:style-name="P1"><text:span text:style-name="T1">Music ---------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1" draw:text-style-name="P2" draw:layer="layout" svg:width="5.782cm" svg:height="1.614cm" svg:x="9.808cm" svg:y="7.174cm">
          <text:p text:style-name="P1"><text:span text:style-name="T1">Sound ---------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1" draw:text-style-name="P2" draw:layer="layout" svg:width="5.782cm" svg:height="1.614cm" svg:x="9.808cm" svg:y="9.165cm">
          <text:p text:style-name="P1"><text:span text:style-name="T1">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9874c9949b_0_17:notes" draw:style-name="gr2" draw:layer="layout" svg:width="16.932cm" svg:height="9.524cm" svg:x="1.059cm" svg:y="1.905cm" draw:page-number="4" presentation:class="page"/>
          <draw:frame draw:name="Google Shape;81;g9874c9949b_0_17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Settings</text:span></text:p>
            </draw:text-box>
          </draw:frame>
        </presentation:notes>
      </draw:page>
      <draw:page draw:name="Loading..." draw:style-name="dp3" draw:master-page-name="TITLE_5f_AND_5f_BODY" presentation:presentation-page-layout-name="AL2T1">
        <draw:frame draw:name="Google Shape;91;p17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Loading...</text:span></text:p>
          </draw:text-box>
        </draw:frame>
        <draw:custom-shape draw:name="Google Shape;92;p17" draw:style-name="gr5" draw:text-style-name="P2" draw:layer="layout" svg:width="10.055cm" svg:height="8.7cm" svg:x="8.076cm" svg:y="3.77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3;p17" draw:style-name="gr6" draw:text-style-name="P7" draw:layer="layout" svg:width="0.888cm" svg:height="0.887cm" svg:x="15.006cm" svg:y="8.68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4;p17" draw:style-name="gr6" draw:text-style-name="P7" draw:layer="layout" svg:width="0.888cm" svg:height="0.887cm" svg:x="12.479cm" svg:y="10.10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5;p17" draw:style-name="gr6" draw:text-style-name="P7" draw:layer="layout" svg:width="0.888cm" svg:height="0.887cm" svg:x="11.443cm" svg:y="5.97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88;g9874c9949b_0_82:notes" draw:style-name="gr2" draw:layer="layout" svg:width="16.932cm" svg:height="9.524cm" svg:x="1.059cm" svg:y="1.905cm" draw:page-number="5" presentation:class="page"/>
          <draw:frame draw:name="Google Shape;89;g9874c9949b_0_82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Loading rocks each time random placement and also 1-3 rocks</text:span></text:p>
            </draw:text-box>
          </draw:frame>
        </presentation:notes>
      </draw:page>
      <draw:page draw:name="Please wait for the game to begin..." draw:style-name="dp3" draw:master-page-name="TITLE_5f_AND_5f_BODY" presentation:presentation-page-layout-name="AL2T1">
        <draw:frame draw:name="Google Shape;100;p18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Please wait for the game to begin...</text:span></text:p>
          </draw:text-box>
        </draw:frame>
        <draw:custom-shape draw:name="Google Shape;101;p18" draw:style-name="gr1" draw:text-style-name="P2" draw:layer="layout" svg:width="7.267cm" svg:height="1.614cm" svg:x="0cm" svg:y="3.345cm">
          <text:p text:style-name="P1"><text:span text:style-name="T1">Invite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8" draw:style-name="gr1" draw:text-style-name="P2" draw:layer="layout" svg:width="2.604cm" svg:height="1.614cm" svg:x="0.26cm" svg:y="12.478cm">
          <text:p text:style-name="P1"><text:span text:style-name="T1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8" draw:style-name="gr5" draw:text-style-name="P2" draw:layer="layout" svg:width="10.055cm" svg:height="8.7cm" svg:x="8.076cm" svg:y="3.77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;p18" draw:style-name="gr1" draw:text-style-name="P2" draw:layer="layout" svg:width="2.604cm" svg:height="1.614cm" svg:x="3.107cm" svg:y="12.478cm">
          <text:p text:style-name="P1"><text:span text:style-name="T1">K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8" draw:style-name="gr7" draw:text-style-name="P8" draw:layer="layout" svg:width="6.745cm" svg:height="1.145cm" svg:x="0.26cm" svg:y="5.22cm">
          <text:p text:style-name="P1"><text:span text:style-name="T1">PLAYER 1 (YOU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8" draw:style-name="gr8" draw:text-style-name="P9" draw:layer="layout" svg:width="6.745cm" svg:height="1.145cm" svg:x="0.26cm" svg:y="6.626cm">
          <text:p text:style-name="P1"><text:span text:style-name="T1">PLAYER 2 (FRIEN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8" draw:style-name="gr9" draw:text-style-name="P10" draw:layer="layout" svg:width="6.745cm" svg:height="1.145cm" svg:x="0.26cm" svg:y="8.029cm">
          <text:p text:style-name="P1"><text:span text:style-name="T1">PLAYER 3 (FRIEN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8" draw:style-name="gr10" draw:text-style-name="P11" draw:layer="layout" svg:width="5.45cm" svg:height="1.145cm" svg:x="0.26cm" svg:y="11.156cm">
          <text:p text:style-name="P1"><text:span text:style-name="T1">1 more player to g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8" draw:style-name="gr11" draw:text-style-name="P12" draw:layer="layout" svg:width="0.888cm" svg:height="0.887cm" svg:x="5.862cm" svg:y="5.34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0;p18" draw:style-name="gr3" draw:text-style-name="P6" draw:layer="layout" svg:width="0.888cm" svg:height="0.887cm" svg:x="5.862cm" svg:y="6.75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1;p18" draw:style-name="gr3" draw:text-style-name="P6" draw:layer="layout" svg:width="0.888cm" svg:height="0.887cm" svg:x="5.862cm" svg:y="8.161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;p18" draw:style-name="gr1" draw:text-style-name="P2" draw:layer="layout" svg:width="2.604cm" svg:height="1.614cm" svg:x="5.953cm" svg:y="12.478cm">
          <text:p text:style-name="P1"><text:span text:style-name="T1">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8" draw:style-name="gr6" draw:text-style-name="P7" draw:layer="layout" svg:width="0.888cm" svg:height="0.887cm" svg:x="15.006cm" svg:y="8.68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;p18" draw:style-name="gr6" draw:text-style-name="P7" draw:layer="layout" svg:width="0.888cm" svg:height="0.887cm" svg:x="12.479cm" svg:y="10.10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5;p18" draw:style-name="gr6" draw:text-style-name="P7" draw:layer="layout" svg:width="0.888cm" svg:height="0.887cm" svg:x="11.443cm" svg:y="5.97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97;g9874c9949b_0_24:notes" draw:style-name="gr2" draw:layer="layout" svg:width="16.932cm" svg:height="9.524cm" svg:x="1.059cm" svg:y="1.905cm" draw:page-number="6" presentation:class="page"/>
          <draw:frame draw:name="Google Shape;98;g9874c9949b_0_24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Inviting Friends</text:span></text:p>
            </draw:text-box>
          </draw:frame>
        </presentation:notes>
      </draw:page>
      <draw:page draw:name="The game is starting in 30 Seconds..." draw:style-name="dp3" draw:master-page-name="TITLE_5f_AND_5f_BODY" presentation:presentation-page-layout-name="AL2T1">
        <draw:frame draw:name="Google Shape;120;p19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The game is starting in 30 Seconds...</text:span></text:p>
          </draw:text-box>
        </draw:frame>
        <draw:custom-shape draw:name="Google Shape;121;p19" draw:style-name="gr12" draw:text-style-name="P7" draw:layer="layout" svg:width="2.604cm" svg:height="1.614cm" svg:x="0.26cm" svg:y="12.478cm">
          <text:p text:style-name="P1"><text:span text:style-name="T1">Inv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9" draw:style-name="gr5" draw:text-style-name="P2" draw:layer="layout" svg:width="10.055cm" svg:height="8.7cm" svg:x="8.076cm" svg:y="3.77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3;p19" draw:style-name="gr1" draw:text-style-name="P2" draw:layer="layout" svg:width="2.604cm" svg:height="1.614cm" svg:x="3.107cm" svg:y="12.478cm">
          <text:p text:style-name="P1"><text:span text:style-name="T1">K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9" draw:style-name="gr7" draw:text-style-name="P8" draw:layer="layout" svg:width="6.745cm" svg:height="1.145cm" svg:x="0.26cm" svg:y="5.22cm">
          <text:p text:style-name="P1"><text:span text:style-name="T1">PLAYER 1 (YOU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9" draw:style-name="gr8" draw:text-style-name="P9" draw:layer="layout" svg:width="6.745cm" svg:height="1.145cm" svg:x="0.26cm" svg:y="6.626cm">
          <text:p text:style-name="P1"><text:span text:style-name="T1">PLAYER 2 (FRIEN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9" draw:style-name="gr9" draw:text-style-name="P10" draw:layer="layout" svg:width="6.745cm" svg:height="1.145cm" svg:x="0.26cm" svg:y="8.029cm">
          <text:p text:style-name="P1"><text:span text:style-name="T1">PLAYER 3 (FRIEN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9" draw:style-name="gr10" draw:text-style-name="P11" draw:layer="layout" svg:width="8.101cm" svg:height="1.145cm" svg:x="0.26cm" svg:y="11.156cm">
          <text:p text:style-name="P1"><text:span text:style-name="T1">You have reached the maxim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9" draw:style-name="gr4" draw:text-style-name="P2" draw:layer="layout" svg:width="0.888cm" svg:height="0.887cm" svg:x="5.862cm" svg:y="5.34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9;p19" draw:style-name="gr4" draw:text-style-name="P2" draw:layer="layout" svg:width="0.888cm" svg:height="0.887cm" svg:x="5.862cm" svg:y="6.75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0;p19" draw:style-name="gr4" draw:text-style-name="P2" draw:layer="layout" svg:width="0.888cm" svg:height="0.887cm" svg:x="5.862cm" svg:y="8.161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1;p19" draw:style-name="gr13" draw:text-style-name="P13" draw:layer="layout" svg:width="6.745cm" svg:height="1.145cm" svg:x="0.26cm" svg:y="9.431cm">
          <text:p text:style-name="P1"><text:span text:style-name="T1">PLAYER 4 (FRIEN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9" draw:style-name="gr4" draw:text-style-name="P2" draw:layer="layout" svg:width="0.888cm" svg:height="0.887cm" svg:x="5.862cm" svg:y="9.56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3;p19" draw:style-name="gr6" draw:text-style-name="P7" draw:layer="layout" svg:width="0.888cm" svg:height="0.887cm" svg:x="15.006cm" svg:y="8.68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4;p19" draw:style-name="gr6" draw:text-style-name="P7" draw:layer="layout" svg:width="0.888cm" svg:height="0.887cm" svg:x="12.479cm" svg:y="10.10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5;p19" draw:style-name="gr6" draw:text-style-name="P7" draw:layer="layout" svg:width="0.888cm" svg:height="0.887cm" svg:x="11.443cm" svg:y="5.97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6;p19" draw:style-name="gr12" draw:text-style-name="P7" draw:layer="layout" svg:width="2.604cm" svg:height="1.614cm" svg:x="5.953cm" svg:y="12.478cm">
          <text:p text:style-name="P1"><text:span text:style-name="T1">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9874c9949b_0_63:notes" draw:style-name="gr2" draw:layer="layout" svg:width="16.932cm" svg:height="9.524cm" svg:x="1.059cm" svg:y="1.905cm" draw:page-number="7" presentation:class="page"/>
          <draw:frame draw:name="Google Shape;118;g9874c9949b_0_63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If the game is full</text:span></text:p>
            </draw:text-box>
          </draw:frame>
        </presentation:notes>
      </draw:page>
      <draw:page draw:name="Start!" draw:style-name="dp3" draw:master-page-name="TITLE_5f_AND_5f_BODY" presentation:presentation-page-layout-name="AL2T1">
        <draw:frame draw:name="Google Shape;141;p20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Start!</text:span></text:p>
          </draw:text-box>
        </draw:frame>
        <draw:custom-shape draw:name="Google Shape;142;p20" draw:style-name="gr5" draw:text-style-name="P2" draw:layer="layout" svg:width="10.055cm" svg:height="8.7cm" svg:x="8.076cm" svg:y="3.77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3;p20" draw:style-name="gr6" draw:text-style-name="P7" draw:layer="layout" svg:width="0.888cm" svg:height="0.887cm" svg:x="15.006cm" svg:y="8.68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0" draw:style-name="gr6" draw:text-style-name="P7" draw:layer="layout" svg:width="0.888cm" svg:height="0.887cm" svg:x="12.479cm" svg:y="10.10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5;p20" draw:style-name="gr6" draw:text-style-name="P7" draw:layer="layout" svg:width="0.888cm" svg:height="0.887cm" svg:x="11.443cm" svg:y="5.97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6;p20" draw:style-name="gr14" draw:text-style-name="P14" draw:layer="layout" svg:width="0.465cm" svg:height="0.464cm" svg:x="10.72cm" svg:y="7.895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7;p20" draw:style-name="gr15" draw:text-style-name="P15" draw:layer="layout" svg:width="0.465cm" svg:height="0.464cm" svg:x="13.176cm" svg:y="9.106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8;p20" draw:style-name="gr16" draw:text-style-name="P16" draw:layer="layout" svg:width="0.465cm" svg:height="0.464cm" svg:x="16.171cm" svg:y="8.894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9;p20" draw:style-name="gr17" draw:text-style-name="P17" draw:layer="layout" svg:width="0.465cm" svg:height="0.464cm" svg:x="11.443cm" svg:y="10.99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38;g9874c9949b_0_109:notes" draw:style-name="gr2" draw:layer="layout" svg:width="16.932cm" svg:height="9.524cm" svg:x="1.059cm" svg:y="1.905cm" draw:page-number="8" presentation:class="page"/>
          <draw:frame draw:name="Google Shape;139;g9874c9949b_0_109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3.Start Scene</text:span></text:p>
            </draw:text-box>
          </draw:frame>
        </presentation:notes>
      </draw:page>
      <draw:page draw:name="page9" draw:style-name="dp3" draw:master-page-name="TITLE_5f_AND_5f_BODY" presentation:presentation-page-layout-name="AL2T1">
        <draw:custom-shape draw:name="Google Shape;154;p21" draw:style-name="gr5" draw:text-style-name="P2" draw:layer="layout" svg:width="10.055cm" svg:height="8.7cm" svg:x="8.076cm" svg:y="3.77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5;p21" draw:style-name="gr6" draw:text-style-name="P7" draw:layer="layout" svg:width="0.888cm" svg:height="0.887cm" svg:x="15.006cm" svg:y="8.68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21" draw:style-name="gr6" draw:text-style-name="P7" draw:layer="layout" svg:width="0.888cm" svg:height="0.887cm" svg:x="12.479cm" svg:y="10.10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7;p21" draw:style-name="gr6" draw:text-style-name="P7" draw:layer="layout" svg:width="0.888cm" svg:height="0.887cm" svg:x="11.443cm" svg:y="5.97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8;p21" draw:style-name="gr14" draw:text-style-name="P14" draw:layer="layout" svg:width="0.465cm" svg:height="0.464cm" svg:x="10.72cm" svg:y="7.895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9;p21" draw:style-name="gr15" draw:text-style-name="P15" draw:layer="layout" svg:width="0.465cm" svg:height="0.464cm" svg:x="13.176cm" svg:y="9.106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0;p21" draw:style-name="gr16" draw:text-style-name="P16" draw:layer="layout" svg:width="0.465cm" svg:height="0.464cm" svg:x="16.171cm" svg:y="8.894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1;p21" draw:style-name="gr17" draw:text-style-name="P17" draw:layer="layout" svg:width="0.465cm" svg:height="0.464cm" svg:x="11.443cm" svg:y="10.99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51;g9874c9949b_0_121:notes" draw:style-name="gr2" draw:layer="layout" svg:width="16.932cm" svg:height="9.524cm" svg:x="1.059cm" svg:y="1.905cm" draw:page-number="9" presentation:class="page"/>
          <draw:frame draw:name="Google Shape;152;g9874c9949b_0_121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Game Player Scene</text:span></text:p>
            </draw:text-box>
          </draw:frame>
        </presentation:notes>
      </draw:page>
      <draw:page draw:name="page10" draw:style-name="dp3" draw:master-page-name="TITLE_5f_AND_5f_BODY" presentation:presentation-page-layout-name="AL2T1">
        <draw:custom-shape draw:name="Google Shape;166;p22" draw:style-name="gr5" draw:text-style-name="P2" draw:layer="layout" svg:width="10.055cm" svg:height="8.7cm" svg:x="8.076cm" svg:y="3.77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7;p22" draw:style-name="gr6" draw:text-style-name="P7" draw:layer="layout" svg:width="0.888cm" svg:height="0.887cm" svg:x="15.006cm" svg:y="8.68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8;p22" draw:style-name="gr6" draw:text-style-name="P7" draw:layer="layout" svg:width="0.888cm" svg:height="0.887cm" svg:x="12.479cm" svg:y="10.10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9;p22" draw:style-name="gr6" draw:text-style-name="P7" draw:layer="layout" svg:width="0.888cm" svg:height="0.887cm" svg:x="11.443cm" svg:y="5.97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0;p22" draw:style-name="gr14" draw:text-style-name="P14" draw:layer="layout" svg:width="0.465cm" svg:height="0.464cm" svg:x="10.72cm" svg:y="7.895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1;p22" draw:style-name="gr15" draw:text-style-name="P15" draw:layer="layout" svg:width="0.465cm" svg:height="0.464cm" svg:x="13.176cm" svg:y="9.106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2;p22" draw:style-name="gr16" draw:text-style-name="P16" draw:layer="layout" svg:width="0.465cm" svg:height="0.464cm" svg:x="16.171cm" svg:y="8.894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3;p22" draw:style-name="gr17" draw:text-style-name="P17" draw:layer="layout" svg:width="0.465cm" svg:height="0.464cm" svg:x="11.443cm" svg:y="10.99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4;p22" draw:style-name="gr18" draw:text-style-name="P16" draw:layer="layout" svg:width="0.465cm" svg:height="1.59cm" svg:x="16.152cm" svg:y="7.006cm">
          <text:p text:style-name="P1"><text:span text:style-name="T1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175;p22" draw:style-name="gr19" draw:text-style-name="P8" draw:layer="layout" svg:width="0.207cm" svg:height="0.887cm" svg:x="16.281cm" svg:y="7.68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2" draw:style-name="gr4" draw:text-style-name="P2" draw:layer="layout" svg:width="2.448cm" svg:height="2.448cm" svg:x="22.639cm" svg:y="0.365cm">
          <text:p text:style-name="P1"><text:span text:style-name="T1"/></text:p>
          <draw:enhanced-geometry draw:mirror-horizontal="false" draw:mirror-vertical="false" draw:text-areas="?f10 ?f13 ?f11 ?f14" svg:viewBox="0 0 0 0" draw:type="ooxml-donut" draw:modifiers="8494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Google Shape;177;p22" draw:style-name="gr11" draw:text-style-name="P12" draw:layer="layout" svg:width="2.213cm" svg:height="2.213cm" draw:transform="rotate (2.35619449019234) translate (23.863cm 3.155cm)">
          <text:p text:style-name="P1"><text:span text:style-name="T1"/></text:p>
          <draw:enhanced-geometry draw:mirror-horizontal="false" draw:mirror-vertical="false" draw:text-areas="?f23 ?f24 ?f25 ?f26" svg:viewBox="0 0 0 0" draw:type="ooxml-pie" draw:modifiers="0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presentation:notes draw:style-name="dp2">
          <draw:page-thumbnail draw:name="Google Shape;163;g9874c9949b_0_146:notes" draw:style-name="gr2" draw:layer="layout" svg:width="16.932cm" svg:height="9.524cm" svg:x="1.059cm" svg:y="1.905cm" draw:page-number="10" presentation:class="page"/>
          <draw:frame draw:name="Google Shape;164;g9874c9949b_0_146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Gameplay move time</text:span></text:p>
              <text:p text:style-name="P1"><text:span text:style-name="T2"/></text:p>
              <text:p text:style-name="P1"><text:span text:style-name="T2">If a player right clicks, it makes a choice to move or dont move. If u left click u made a choice.</text:span></text:p>
              <text:p text:style-name="P1"><text:span text:style-name="T2">Also the arrow is animating and depending on how full it is how the speed will go</text:span></text:p>
            </draw:text-box>
          </draw:frame>
        </presentation:notes>
      </draw:page>
      <draw:page draw:name="You died!" draw:style-name="dp3" draw:master-page-name="TITLE_5f_AND_5f_BODY" presentation:presentation-page-layout-name="AL2T1">
        <draw:custom-shape draw:name="Google Shape;182;p23" draw:style-name="gr5" draw:text-style-name="P2" draw:layer="layout" svg:width="10.055cm" svg:height="8.7cm" svg:x="8.076cm" svg:y="3.77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3;p23" draw:style-name="gr6" draw:text-style-name="P7" draw:layer="layout" svg:width="0.888cm" svg:height="0.887cm" svg:x="15.006cm" svg:y="8.68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4;p23" draw:style-name="gr6" draw:text-style-name="P7" draw:layer="layout" svg:width="0.888cm" svg:height="0.887cm" svg:x="12.479cm" svg:y="10.10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5;p23" draw:style-name="gr6" draw:text-style-name="P7" draw:layer="layout" svg:width="0.888cm" svg:height="0.887cm" svg:x="11.443cm" svg:y="5.97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6;p23" draw:style-name="gr14" draw:text-style-name="P14" draw:layer="layout" svg:width="0.465cm" svg:height="0.464cm" svg:x="14.029cm" svg:y="8.364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7;p23" draw:style-name="gr15" draw:text-style-name="P15" draw:layer="layout" svg:width="0.465cm" svg:height="0.464cm" svg:x="15.006cm" svg:y="10.53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8;p23" draw:style-name="gr16" draw:text-style-name="P16" draw:layer="layout" svg:width="0.465cm" svg:height="0.464cm" svg:x="16.171cm" svg:y="6.911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89;p23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You died!</text:span></text:p>
          </draw:text-box>
        </draw:frame>
        <presentation:notes draw:style-name="dp2">
          <draw:page-thumbnail draw:name="Google Shape;179;g9874c9949b_0_166:notes" draw:style-name="gr2" draw:layer="layout" svg:width="16.932cm" svg:height="9.524cm" svg:x="1.059cm" svg:y="1.905cm" draw:page-number="11" presentation:class="page"/>
          <draw:frame draw:name="Google Shape;180;g9874c9949b_0_166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Game Player Scene 2 if ur yellow and died this is ur death screen</text:span></text:p>
            </draw:text-box>
          </draw:frame>
        </presentation:notes>
      </draw:page>
      <draw:page draw:name="Everyone died!" draw:style-name="dp3" draw:master-page-name="TITLE_5f_AND_5f_BODY" presentation:presentation-page-layout-name="AL2T1">
        <draw:custom-shape draw:name="Google Shape;194;p24" draw:style-name="gr5" draw:text-style-name="P2" draw:layer="layout" svg:width="10.055cm" svg:height="8.7cm" svg:x="8.076cm" svg:y="3.77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5;p24" draw:style-name="gr6" draw:text-style-name="P7" draw:layer="layout" svg:width="0.888cm" svg:height="0.887cm" svg:x="15.006cm" svg:y="8.68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6;p24" draw:style-name="gr6" draw:text-style-name="P7" draw:layer="layout" svg:width="0.888cm" svg:height="0.887cm" svg:x="12.479cm" svg:y="10.10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7;p24" draw:style-name="gr6" draw:text-style-name="P7" draw:layer="layout" svg:width="0.888cm" svg:height="0.887cm" svg:x="11.443cm" svg:y="5.97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98;p24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4">Everyone died!</text:span></text:p>
          </draw:text-box>
        </draw:frame>
        <presentation:notes draw:style-name="dp2">
          <draw:page-thumbnail draw:name="Google Shape;191;g9874c996da_0_0:notes" draw:style-name="gr2" draw:layer="layout" svg:width="16.932cm" svg:height="9.524cm" svg:x="1.059cm" svg:y="1.905cm" draw:page-number="12" presentation:class="page"/>
          <draw:frame draw:name="Google Shape;192;g9874c996da_0_0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Game Player Scene 2 if ur yellow and died this is ur death screen</text:span></text:p>
            </draw:text-box>
          </draw:frame>
        </presentation:notes>
      </draw:page>
      <draw:page draw:name="page13" draw:style-name="dp3" draw:master-page-name="TITLE_5f_AND_5f_BODY" presentation:presentation-page-layout-name="AL2T1">
        <draw:custom-shape draw:name="Google Shape;203;p25" draw:style-name="gr5" draw:text-style-name="P2" draw:layer="layout" svg:width="10.055cm" svg:height="8.7cm" svg:x="8.076cm" svg:y="3.77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4;p25" draw:style-name="gr6" draw:text-style-name="P7" draw:layer="layout" svg:width="0.888cm" svg:height="0.887cm" svg:x="15.006cm" svg:y="8.68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5;p25" draw:style-name="gr6" draw:text-style-name="P7" draw:layer="layout" svg:width="0.888cm" svg:height="0.887cm" svg:x="12.479cm" svg:y="10.10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6;p25" draw:style-name="gr6" draw:text-style-name="P7" draw:layer="layout" svg:width="0.888cm" svg:height="0.887cm" svg:x="11.443cm" svg:y="5.97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7;p25" draw:style-name="gr14" draw:text-style-name="P14" draw:layer="layout" svg:width="0.465cm" svg:height="0.464cm" svg:x="14.029cm" svg:y="8.364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8;p25" draw:style-name="gr15" draw:text-style-name="P15" draw:layer="layout" svg:width="0.465cm" svg:height="0.464cm" svg:x="15.006cm" svg:y="10.53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9;p25" draw:style-name="gr16" draw:text-style-name="P16" draw:layer="layout" svg:width="0.465cm" svg:height="0.464cm" svg:x="16.171cm" svg:y="6.911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00;g9874c9949b_0_177:notes" draw:style-name="gr2" draw:layer="layout" svg:width="16.932cm" svg:height="9.524cm" svg:x="1.059cm" svg:y="1.905cm" draw:page-number="13" presentation:class="page"/>
          <draw:frame draw:name="Google Shape;201;g9874c9949b_0_177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Game Player Scene 3 Yellow dies as example and makes a death sound</text:span></text:p>
            </draw:text-box>
          </draw:frame>
        </presentation:notes>
      </draw:page>
      <draw:page draw:name="page14" draw:style-name="dp3" draw:master-page-name="TITLE_5f_AND_5f_BODY" presentation:presentation-page-layout-name="AL2T1">
        <draw:custom-shape draw:name="Google Shape;214;p26" draw:style-name="gr5" draw:text-style-name="P2" draw:layer="layout" svg:width="10.055cm" svg:height="8.7cm" svg:x="8.076cm" svg:y="3.77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5;p26" draw:style-name="gr6" draw:text-style-name="P7" draw:layer="layout" svg:width="0.888cm" svg:height="0.887cm" svg:x="15.006cm" svg:y="8.68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6;p26" draw:style-name="gr6" draw:text-style-name="P7" draw:layer="layout" svg:width="0.888cm" svg:height="0.887cm" svg:x="12.479cm" svg:y="10.10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7;p26" draw:style-name="gr6" draw:text-style-name="P7" draw:layer="layout" svg:width="0.888cm" svg:height="0.887cm" svg:x="11.443cm" svg:y="5.97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8;p26" draw:style-name="gr14" draw:text-style-name="P14" draw:layer="layout" svg:width="0.465cm" svg:height="0.464cm" svg:x="14.029cm" svg:y="8.364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9;p26" draw:style-name="gr15" draw:text-style-name="P15" draw:layer="layout" svg:width="0.465cm" svg:height="0.464cm" svg:x="15.006cm" svg:y="10.53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0;p26" draw:style-name="gr16" draw:text-style-name="P16" draw:layer="layout" svg:width="0.465cm" svg:height="0.464cm" svg:x="16.171cm" svg:y="6.911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1;p26" draw:style-name="gr17" draw:text-style-name="P17" draw:layer="layout" svg:width="0.465cm" svg:height="0.464cm" svg:x="10.036cm" svg:y="12.326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11;g9874c9949b_0_256:notes" draw:style-name="gr2" draw:layer="layout" svg:width="16.932cm" svg:height="9.524cm" svg:x="1.059cm" svg:y="1.905cm" draw:page-number="14" presentation:class="page"/>
          <draw:frame draw:name="Google Shape;212;g9874c9949b_0_256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Game Player Scene 2</text:span></text:p>
            </draw:text-box>
          </draw:frame>
        </presentation:notes>
      </draw:page>
      <draw:page draw:name="page15" draw:style-name="dp3" draw:master-page-name="TITLE_5f_AND_5f_BODY" presentation:presentation-page-layout-name="AL2T1">
        <draw:custom-shape draw:name="Google Shape;226;p27" draw:style-name="gr5" draw:text-style-name="P2" draw:layer="layout" svg:width="10.055cm" svg:height="8.7cm" svg:x="8.076cm" svg:y="3.77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7;p27" draw:style-name="gr6" draw:text-style-name="P7" draw:layer="layout" svg:width="0.888cm" svg:height="0.887cm" svg:x="15.006cm" svg:y="8.68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8;p27" draw:style-name="gr6" draw:text-style-name="P7" draw:layer="layout" svg:width="0.888cm" svg:height="0.887cm" svg:x="12.479cm" svg:y="10.10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9;p27" draw:style-name="gr6" draw:text-style-name="P7" draw:layer="layout" svg:width="0.888cm" svg:height="0.887cm" svg:x="11.443cm" svg:y="5.97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0;p27" draw:style-name="gr14" draw:text-style-name="P14" draw:layer="layout" svg:width="0.465cm" svg:height="0.464cm" svg:x="10.72cm" svg:y="7.895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27" draw:style-name="gr15" draw:text-style-name="P15" draw:layer="layout" svg:width="0.465cm" svg:height="0.464cm" svg:x="13.176cm" svg:y="9.106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2;p27" draw:style-name="gr16" draw:text-style-name="P16" draw:layer="layout" svg:width="0.465cm" svg:height="0.464cm" svg:x="16.171cm" svg:y="8.894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3;p27" draw:style-name="gr17" draw:text-style-name="P17" draw:layer="layout" svg:width="0.465cm" svg:height="0.464cm" svg:x="11.443cm" svg:y="10.99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4;p27" draw:style-name="gr18" draw:text-style-name="P16" draw:layer="layout" svg:width="0.465cm" svg:height="1.59cm" svg:x="16.152cm" svg:y="7.006cm">
          <text:p text:style-name="P1"><text:span text:style-name="T1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235;p27" draw:style-name="gr19" draw:text-style-name="P8" draw:layer="layout" svg:width="0.207cm" svg:height="0.887cm" svg:x="16.281cm" svg:y="7.68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7" draw:style-name="gr4" draw:text-style-name="P2" draw:layer="layout" svg:width="2.448cm" svg:height="2.448cm" svg:x="22.639cm" svg:y="0.365cm">
          <text:p text:style-name="P1"><text:span text:style-name="T1"/></text:p>
          <draw:enhanced-geometry draw:mirror-horizontal="false" draw:mirror-vertical="false" draw:text-areas="?f10 ?f13 ?f11 ?f14" svg:viewBox="0 0 0 0" draw:type="ooxml-donut" draw:modifiers="8494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Google Shape;237;p27" draw:style-name="gr11" draw:text-style-name="P12" draw:layer="layout" svg:width="2.213cm" svg:height="2.213cm" draw:transform="rotate (2.35619449019234) translate (23.863cm 3.155cm)">
          <text:p text:style-name="P1"><text:span text:style-name="T1"/></text:p>
          <draw:enhanced-geometry draw:mirror-horizontal="false" draw:mirror-vertical="false" draw:text-areas="?f23 ?f24 ?f25 ?f26" svg:viewBox="0 0 0 0" draw:type="ooxml-pie" draw:modifiers="0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238;p27" draw:style-name="gr20" draw:text-style-name="P18" draw:layer="layout" svg:width="25.399cm" svg:height="14.287cm" svg:x="0cm" svg:y="0.00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7" draw:style-name="gr1" draw:text-style-name="P2" draw:layer="layout" svg:width="5.782cm" svg:height="1.614cm" svg:x="10.517cm" svg:y="5.222cm">
          <text:p text:style-name="P1"><text:span text:style-name="T1">Resu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7" draw:style-name="gr1" draw:text-style-name="P2" draw:layer="layout" svg:width="5.782cm" svg:height="1.614cm" svg:x="10.517cm" svg:y="7.17cm">
          <text:p text:style-name="P1"><text:span text:style-name="T1">Sett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7" draw:style-name="gr1" draw:text-style-name="P2" draw:layer="layout" svg:width="5.782cm" svg:height="1.614cm" svg:x="10.517cm" svg:y="9.118cm">
          <text:p text:style-name="P1"><text:span text:style-name="T1">Lea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9874c9949b_0_212:notes" draw:style-name="gr2" draw:layer="layout" svg:width="16.932cm" svg:height="9.524cm" svg:x="1.059cm" svg:y="1.905cm" draw:page-number="15" presentation:class="page"/>
          <draw:frame draw:name="Google Shape;224;g9874c9949b_0_212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Gameplay pause screen</text:span></text:p>
            </draw:text-box>
          </draw:frame>
        </presentation:notes>
      </draw:page>
      <draw:page draw:name="Settings" draw:style-name="dp3" draw:master-page-name="TITLE_5f_AND_5f_BODY" presentation:presentation-page-layout-name="AL2T1">
        <draw:custom-shape draw:name="Google Shape;246;p28" draw:style-name="gr5" draw:text-style-name="P2" draw:layer="layout" svg:width="10.055cm" svg:height="8.7cm" svg:x="8.076cm" svg:y="3.77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7;p28" draw:style-name="gr6" draw:text-style-name="P7" draw:layer="layout" svg:width="0.888cm" svg:height="0.887cm" svg:x="15.006cm" svg:y="8.68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8;p28" draw:style-name="gr6" draw:text-style-name="P7" draw:layer="layout" svg:width="0.888cm" svg:height="0.887cm" svg:x="12.479cm" svg:y="10.10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9;p28" draw:style-name="gr6" draw:text-style-name="P7" draw:layer="layout" svg:width="0.888cm" svg:height="0.887cm" svg:x="11.443cm" svg:y="5.97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0;p28" draw:style-name="gr14" draw:text-style-name="P14" draw:layer="layout" svg:width="0.465cm" svg:height="0.464cm" svg:x="10.72cm" svg:y="7.895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1;p28" draw:style-name="gr15" draw:text-style-name="P15" draw:layer="layout" svg:width="0.465cm" svg:height="0.464cm" svg:x="13.176cm" svg:y="9.106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2;p28" draw:style-name="gr16" draw:text-style-name="P16" draw:layer="layout" svg:width="0.465cm" svg:height="0.464cm" svg:x="16.171cm" svg:y="8.894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3;p28" draw:style-name="gr17" draw:text-style-name="P17" draw:layer="layout" svg:width="0.465cm" svg:height="0.464cm" svg:x="11.443cm" svg:y="10.99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4;p28" draw:style-name="gr18" draw:text-style-name="P16" draw:layer="layout" svg:width="0.465cm" svg:height="1.59cm" svg:x="16.152cm" svg:y="7.006cm">
          <text:p text:style-name="P1"><text:span text:style-name="T1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255;p28" draw:style-name="gr19" draw:text-style-name="P8" draw:layer="layout" svg:width="0.207cm" svg:height="0.887cm" svg:x="16.281cm" svg:y="7.68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28" draw:style-name="gr4" draw:text-style-name="P2" draw:layer="layout" svg:width="2.448cm" svg:height="2.448cm" svg:x="22.639cm" svg:y="0.365cm">
          <text:p text:style-name="P1"><text:span text:style-name="T1"/></text:p>
          <draw:enhanced-geometry draw:mirror-horizontal="false" draw:mirror-vertical="false" draw:text-areas="?f10 ?f13 ?f11 ?f14" svg:viewBox="0 0 0 0" draw:type="ooxml-donut" draw:modifiers="8494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Google Shape;257;p28" draw:style-name="gr11" draw:text-style-name="P12" draw:layer="layout" svg:width="2.213cm" svg:height="2.213cm" draw:transform="rotate (2.35619449019234) translate (23.863cm 3.155cm)">
          <text:p text:style-name="P1"><text:span text:style-name="T1"/></text:p>
          <draw:enhanced-geometry draw:mirror-horizontal="false" draw:mirror-vertical="false" draw:text-areas="?f23 ?f24 ?f25 ?f26" svg:viewBox="0 0 0 0" draw:type="ooxml-pie" draw:modifiers="0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258;p28" draw:style-name="gr20" draw:text-style-name="P18" draw:layer="layout" svg:width="25.399cm" svg:height="14.287cm" svg:x="0cm" svg:y="0.00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28" presentation:style-name="pr2" draw:text-style-name="P5" draw:layer="layout" svg:width="23.667cm" svg:height="1.59cm" svg:x="0.866cm" svg:y="3.216cm" presentation:class="title" presentation:user-transformed="true">
          <draw:text-box>
            <text:p text:style-name="P4"><text:span text:style-name="T3">Settings</text:span></text:p>
          </draw:text-box>
        </draw:frame>
        <draw:custom-shape draw:name="Google Shape;260;p28" draw:style-name="gr1" draw:text-style-name="P2" draw:layer="layout" svg:width="5.782cm" svg:height="1.614cm" svg:x="9.808cm" svg:y="5.183cm">
          <text:p text:style-name="P1"><text:span text:style-name="T1">Music ---------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8" draw:style-name="gr1" draw:text-style-name="P2" draw:layer="layout" svg:width="5.782cm" svg:height="1.614cm" svg:x="9.808cm" svg:y="7.174cm">
          <text:p text:style-name="P1"><text:span text:style-name="T1">Sound ---------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8" draw:style-name="gr1" draw:text-style-name="P2" draw:layer="layout" svg:width="5.782cm" svg:height="1.614cm" svg:x="9.808cm" svg:y="9.165cm">
          <text:p text:style-name="P1"><text:span text:style-name="T1">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3;g9874c9949b_0_232:notes" draw:style-name="gr2" draw:layer="layout" svg:width="16.932cm" svg:height="9.524cm" svg:x="1.059cm" svg:y="1.905cm" draw:page-number="16" presentation:class="page"/>
          <draw:frame draw:name="Google Shape;244;g9874c9949b_0_232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Gameplay pause screen settings </text:span></text:p>
            </draw:text-box>
          </draw:frame>
        </presentation:notes>
      </draw:page>
      <draw:page draw:name="Green has won!" draw:style-name="dp3" draw:master-page-name="TITLE_5f_AND_5f_BODY" presentation:presentation-page-layout-name="AL2T1">
        <draw:custom-shape draw:name="Google Shape;267;p29" draw:style-name="gr5" draw:text-style-name="P2" draw:layer="layout" svg:width="10.055cm" svg:height="8.7cm" svg:x="8.076cm" svg:y="3.77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8;p29" draw:style-name="gr6" draw:text-style-name="P7" draw:layer="layout" svg:width="0.888cm" svg:height="0.887cm" svg:x="15.006cm" svg:y="8.68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9;p29" draw:style-name="gr6" draw:text-style-name="P7" draw:layer="layout" svg:width="0.888cm" svg:height="0.887cm" svg:x="12.479cm" svg:y="10.10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0;p29" draw:style-name="gr6" draw:text-style-name="P7" draw:layer="layout" svg:width="0.888cm" svg:height="0.887cm" svg:x="11.443cm" svg:y="5.97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1;p29" draw:style-name="gr14" draw:text-style-name="P14" draw:layer="layout" svg:width="0.465cm" svg:height="0.464cm" svg:x="10.147cm" svg:y="6.515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72;p29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5">Green has won!</text:span></text:p>
          </draw:text-box>
        </draw:frame>
        <draw:custom-shape draw:name="Google Shape;273;p29" draw:style-name="gr9" draw:text-style-name="P10" draw:layer="layout" svg:width="5.007cm" svg:height="1.067cm" svg:x="0cm" svg:y="10.997cm">
          <text:p text:style-name="P1"><text:span text:style-name="T1">PLAYER 3 has le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4;g9874c9949b_0_279:notes" draw:style-name="gr2" draw:layer="layout" svg:width="16.932cm" svg:height="9.524cm" svg:x="1.059cm" svg:y="1.905cm" draw:page-number="17" presentation:class="page"/>
          <draw:frame draw:name="Google Shape;265;g9874c9949b_0_279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Game Player Winner in loosers view and also if a player leaves game</text:span></text:p>
            </draw:text-box>
          </draw:frame>
        </presentation:notes>
      </draw:page>
      <draw:page draw:name="Green has won!" draw:style-name="dp3" draw:master-page-name="TITLE_5f_AND_5f_BODY" presentation:presentation-page-layout-name="AL2T1">
        <draw:custom-shape draw:name="Google Shape;278;p30" draw:style-name="gr5" draw:text-style-name="P2" draw:layer="layout" svg:width="10.055cm" svg:height="8.7cm" svg:x="8.076cm" svg:y="3.77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9;p30" draw:style-name="gr6" draw:text-style-name="P7" draw:layer="layout" svg:width="0.888cm" svg:height="0.887cm" svg:x="15.006cm" svg:y="8.68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0;p30" draw:style-name="gr6" draw:text-style-name="P7" draw:layer="layout" svg:width="0.888cm" svg:height="0.887cm" svg:x="12.479cm" svg:y="10.10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1;p30" draw:style-name="gr6" draw:text-style-name="P7" draw:layer="layout" svg:width="0.888cm" svg:height="0.887cm" svg:x="11.443cm" svg:y="5.97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2;p30" draw:style-name="gr14" draw:text-style-name="P14" draw:layer="layout" svg:width="0.465cm" svg:height="0.464cm" svg:x="10.147cm" svg:y="6.515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83;p30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5">Green has won!</text:span></text:p>
          </draw:text-box>
        </draw:frame>
        <presentation:notes draw:style-name="dp2">
          <draw:page-thumbnail draw:name="Google Shape;275;g9874c9949b_0_268:notes" draw:style-name="gr2" draw:layer="layout" svg:width="16.932cm" svg:height="9.524cm" svg:x="1.059cm" svg:y="1.905cm" draw:page-number="18" presentation:class="page"/>
          <draw:frame draw:name="Google Shape;276;g9874c9949b_0_268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Game Player Winner</text:span></text:p>
            </draw:text-box>
          </draw:frame>
        </presentation:notes>
      </draw:page>
      <draw:page draw:name="Starting the game in 10 Seconds..." draw:style-name="dp3" draw:master-page-name="TITLE_5f_AND_5f_BODY" presentation:presentation-page-layout-name="AL2T1">
        <draw:frame draw:name="Google Shape;288;p31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Starting the game in 10 Seconds...</text:span></text:p>
          </draw:text-box>
        </draw:frame>
        <draw:custom-shape draw:name="Google Shape;289;p31" draw:style-name="gr21" draw:text-style-name="P19" draw:layer="layout" svg:width="2.604cm" svg:height="1.614cm" svg:x="0.26cm" svg:y="12.478cm">
          <text:p text:style-name="P1"><text:span text:style-name="T1">Inv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31" draw:style-name="gr5" draw:text-style-name="P2" draw:layer="layout" svg:width="10.055cm" svg:height="8.7cm" svg:x="8.076cm" svg:y="3.777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1;p31" draw:style-name="gr7" draw:text-style-name="P8" draw:layer="layout" svg:width="6.745cm" svg:height="1.145cm" svg:x="0.26cm" svg:y="5.22cm">
          <text:p text:style-name="P1"><text:span text:style-name="T1">PLAYER 1 (YOU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31" draw:style-name="gr8" draw:text-style-name="P9" draw:layer="layout" svg:width="6.745cm" svg:height="1.145cm" svg:x="0.26cm" svg:y="6.626cm">
          <text:p text:style-name="P1"><text:span text:style-name="T1">PLAYER 2 (FRIEN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31" draw:style-name="gr4" draw:text-style-name="P2" draw:layer="layout" svg:width="0.888cm" svg:height="0.887cm" svg:x="5.862cm" svg:y="5.34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4;p31" draw:style-name="gr4" draw:text-style-name="P2" draw:layer="layout" svg:width="0.888cm" svg:height="0.887cm" svg:x="5.862cm" svg:y="6.753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5;p31" draw:style-name="gr13" draw:text-style-name="P13" draw:layer="layout" svg:width="6.745cm" svg:height="1.145cm" svg:x="0.26cm" svg:y="7.99cm">
          <text:p text:style-name="P1"><text:span text:style-name="T1">PLAYER 4 (FRIEN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31" draw:style-name="gr4" draw:text-style-name="P2" draw:layer="layout" svg:width="0.888cm" svg:height="0.771cm" svg:x="5.862cm" svg:y="8.19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7;p31" draw:style-name="gr6" draw:text-style-name="P7" draw:layer="layout" svg:width="0.888cm" svg:height="0.887cm" svg:x="10.785cm" svg:y="8.52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8;p31" draw:style-name="gr6" draw:text-style-name="P7" draw:layer="layout" svg:width="0.888cm" svg:height="0.887cm" svg:x="15.006cm" svg:y="5.865cm"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9;p31" draw:style-name="gr22" draw:text-style-name="P20" draw:layer="layout" svg:width="2.604cm" svg:height="1.614cm" svg:x="5.757cm" svg:y="12.478cm">
          <text:p text:style-name="P1"><text:span text:style-name="T1">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1" draw:style-name="gr1" draw:text-style-name="P2" draw:layer="layout" svg:width="7.267cm" svg:height="1.614cm" svg:x="0cm" svg:y="3.345cm">
          <text:p text:style-name="P1"><text:span text:style-name="T1">Invite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31" draw:style-name="gr1" draw:text-style-name="P2" draw:layer="layout" svg:width="2.604cm" svg:height="1.614cm" svg:x="3.009cm" svg:y="12.478cm">
          <text:p text:style-name="P1"><text:span text:style-name="T1">K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31" draw:style-name="gr23" draw:text-style-name="P21" draw:layer="layout" svg:width="3.593cm" svg:height="1.145cm" svg:x="3.413cm" svg:y="3.579cm">
          <text:p text:style-name="P1"><text:span text:style-name="T1">Steam 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5;g9874c9949b_0_304:notes" draw:style-name="gr2" draw:layer="layout" svg:width="16.932cm" svg:height="9.524cm" svg:x="1.059cm" svg:y="1.905cm" draw:page-number="19" presentation:class="page"/>
          <draw:frame draw:name="Google Shape;286;g9874c9949b_0_304:notes" presentation:style-name="pr3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2">If the game is full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mpact" svg:font-family="Impac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3"/>
    <meta:generator>LibreOfficeDev/6.0.5.2$Linux_X86_64 LibreOffice_project/</meta:generator>
  </office:meta>
</office:document-meta>
</file>